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118.49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6" table:default-cell-style-name="Default"/>
        <table:table-column table:style-name="co3" table:number-columns-repeated="98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obre as minhas respostas anônimas a este questionário:</text:p>
          </table:table-cell>
          <table:table-cell office:value-type="string" calcext:value-type="string">
            <text:p>Linguagem C++</text:p>
          </table:table-cell>
          <table:table-cell office:value-type="string" calcext:value-type="string">
            <text:p>Linguagem Java</text:p>
          </table:table-cell>
          <table:table-cell office:value-type="string" calcext:value-type="string">
            <text:p>Linguagem Python</text:p>
          </table:table-cell>
          <table:table-cell office:value-type="string" calcext:value-type="string">
            <text:p>Linguagem Ruby</text:p>
          </table:table-cell>
          <table:table-cell office:value-type="string" calcext:value-type="string">
            <text:p>Antes do curso de MAC5742-0219, você já teve contato com os conceitos de paralelismo e concorrência?</text:p>
          </table:table-cell>
          <table:table-cell office:value-type="string" calcext:value-type="string">
            <text:p>Antes do curso de MAC5742-0219, você já usou APIs para programação paralela e concorrente?</text:p>
          </table:table-cell>
          <table:table-cell office:value-type="string" calcext:value-type="string">
            <text:p>Linguagem C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POSIX Threads</text:p>
          </table:table-cell>
          <table:table-cell office:value-type="string" calcext:value-type="string">
            <text:p>Você teve dificuldades em aprender OpenMP?</text:p>
          </table:table-cell>
          <table:table-cell office:value-type="string" calcext:value-type="string">
            <text:p>A aula de OpenMP ajudou?</text:p>
          </table:table-cell>
          <table:table-cell office:value-type="string" calcext:value-type="string">
            <text:p>É fácil instalar e configurar o OpenMP.</text:p>
          </table:table-cell>
          <table:table-cell office:value-type="string" calcext:value-type="string">
            <text:p>É fácil paralelizar um laço com iterações independentes usando OpenMP.</text:p>
          </table:table-cell>
          <table:table-cell office:value-type="string" calcext:value-type="string">
            <text:p>É fácil paralelizar laços aninhados independentes usando OpenMP.</text:p>
          </table:table-cell>
          <table:table-cell office:value-type="string" calcext:value-type="string">
            <text:p>É fácil melhorar o desempenho de um programa sequencial usando OpenMP.</text:p>
          </table:table-cell>
          <table:table-cell office:value-type="string" calcext:value-type="string">
            <text:p>Você teve dificuldades em aprender POSIX Threads?</text:p>
          </table:table-cell>
          <table:table-cell office:value-type="string" calcext:value-type="string">
            <text:p>A aula de POSIX Threads ajudou?</text:p>
          </table:table-cell>
          <table:table-cell office:value-type="string" calcext:value-type="string">
            <text:p>É fácil instalar e configurar POSIX Threads.</text:p>
          </table:table-cell>
          <table:table-cell office:value-type="string" calcext:value-type="string">
            <text:p>É fácil paralelizar um laço com iterações independentes usando POSIX Threads.</text:p>
          </table:table-cell>
          <table:table-cell office:value-type="string" calcext:value-type="string">
            <text:p>É fácil paralelizar laços aninhados independentes usando POSIX Threads.</text:p>
          </table:table-cell>
          <table:table-cell office:value-type="string" calcext:value-type="string">
            <text:p>É fácil melhorar o desempenho de um programa sequencial usando POSIX Threads.</text:p>
          </table:table-cell>
          <table:table-cell office:value-type="string" calcext:value-type="string">
            <text:p>Tive mais dificuldades de aprendizado com:</text:p>
          </table:table-cell>
          <table:table-cell office:value-type="string" calcext:value-type="string">
            <text:p>Acho que a tecnologia mais simples é:</text:p>
          </table:table-cell>
          <table:table-cell office:value-type="string" calcext:value-type="string">
            <text:p>Acho que a tecnologia mais fácil de usar é:</text:p>
          </table:table-cell>
          <table:table-cell office:value-type="string" calcext:value-type="string">
            <text:p>Acho que é mais fácil paralelizar um laço com iterações independentes usando:</text:p>
          </table:table-cell>
          <table:table-cell office:value-type="string" calcext:value-type="string">
            <text:p>Acho que é mais fácil paralelizar laços aninhados independentes usando:</text:p>
          </table:table-cell>
          <table:table-cell office:value-type="string" calcext:value-type="string">
            <text:p>Acho que é mais fácil melhorar o desempenho de um programa sequencial usando:</text:p>
          </table:table-cell>
          <table:table-cell office:value-type="string" calcext:value-type="string">
            <text:p>Desenvolvimento em OpenMP</text:p>
          </table:table-cell>
          <table:table-cell office:value-type="string" calcext:value-type="string">
            <text:p>Desenvolvimento em POSIX Threads</text:p>
          </table:table-cell>
          <table:table-cell office:value-type="string" calcext:value-type="string">
            <text:p>Sobre o EP1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4-26T21:35:22.705" calcext:value-type="date">
            <text:p>4/26/2017 21:35:23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OpenMP tem uma sintaxe simples e fácil de entender e de implementar, rapidamente foi possível observar o laço e construir uma aplicação paralela.</text:p>
          </table:table-cell>
          <table:table-cell table:style-name="ce2" office:value-type="string" calcext:value-type="string">
            <text:p>O desenvolvimento em POSIX Threads normalmente é um pouco mais trabalhoso, pois precisamos definir a thread e isso toma um tempo, nem que seja apenas copiar o laço para dentro da thread. Normalmente tem que se tomar alguns cuidados com as threads que não chega a ser um problema mas é de certa forma mais trabalhoso que o OpenMP.</text:p>
          </table:table-cell>
          <table:table-cell table:style-name="ce2" office:value-type="string" calcext:value-type="string">
            <text:p>O EP1 foi uma ótima oportunidade pra entender o paradigma básico de computação paralela e um bom ambiente para treinarmos a geração e obtenção automatizada de experiências, algo que eu julgo muito útil no curso de Ciência de Computação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4-26T21:36:48.851" calcext:value-type="date">
            <text:p>4/26/2017 21:36:49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4-26T21:59:39.131" calcext:value-type="date">
            <text:p>4/26/2017 21:59:39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Ainda me parece que openmp faz muita mágica e isso tira um pouco o controle do programador</text:p>
          </table:table-cell>
          <table:table-cell table:style-name="ce2" office:value-type="string" calcext:value-type="string">
            <text:p>Depois de alguns programas, acho razoavelmente fácil pensar em como fazer um programa com pthread. A implementação acho um pouco "chata", "trabalhosa", mas é clara.</text:p>
          </table:table-cell>
          <table:table-cell table:number-columns-repeated="993"/>
        </table:table-row>
        <table:table-row table:style-name="ro1">
          <table:table-cell table:style-name="ce1" office:value-type="date" office:date-value="2017-04-27T11:35:13.823" calcext:value-type="date">
            <text:p>4/27/2017 11:35:14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number-columns-repeated="4"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2"/>
          <table:table-cell table:style-name="ce2" office:value-type="string" calcext:value-type="string">
            <text:p>Este EP requisitava somente a paralelização de um código pronto. Porém foi uma primeira abordagem sobre a paralelização. Foi necessário, principalmente para o PThreads, identificar as regiões paralelizáveis para evitar criar e excluir threads muitas vezes. 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4-27T13:57:03.776" calcext:value-type="date">
            <text:p>4/27/2017 13:57:04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ão</text:p>
          </table:table-cell>
          <table:table-cell table:number-columns-repeated="4" table:style-name="ce2" office:value-type="string" calcext:value-type="string">
            <text:p>Concordo fortemen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number-columns-repeated="6" table:style-name="ce2" office:value-type="string" calcext:value-type="string">
            <text:p>OpenMP</text:p>
          </table:table-cell>
          <table:table-cell table:style-name="ce2" office:value-type="string" calcext:value-type="string">
            <text:p>Eu e meu grupo fizemos a implementação com o openmp antes da aula, então tivemos um pouco de dificuldade até acertar a diretiva de compilação que fizesse o programa funcionar.</text:p>
            <text:p>Porém, depois que entendemos o princípio de funcionamento, ficou bem fácil usar.</text:p>
          </table:table-cell>
          <table:table-cell table:style-name="ce2" office:value-type="string" calcext:value-type="string">
            <text:p>Usar pthreads foi um pouco mais trabalhoso porque envolveu alguns cut+paste e inclusão de código, mas como eu já tinha mais experiência com esta biblioteca, foi um pouco mais direto, tanto que "funcionou de primeira".</text:p>
          </table:table-cell>
          <table:table-cell table:style-name="ce2" office:value-type="string" calcext:value-type="string">
            <text:p>O EP foi interessante, principalmente nas longas discussões entre os membros do grupo para entender os resultados coletados. Algumas conclusões podem ser úteis para quando precisar paralelizar programas no futuro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4-28T17:15:42.734" calcext:value-type="date">
            <text:p>4/28/2017 17:15:43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number-columns-repeated="6" table:style-name="ce2" office:value-type="string" calcext:value-type="string">
            <text:p>OpenMP</text:p>
          </table:table-cell>
          <table:table-cell table:style-name="ce2" office:value-type="string" calcext:value-type="string">
            <text:p>Pareceu uma tecnologia fácil de usar (no EP, pelo menos), apesar de parecer mágica. Teríamos que ler bem mais sobre a tecnologia pra compreender melhor o processo.</text:p>
          </table:table-cell>
          <table:table-cell table:style-name="ce2" office:value-type="string" calcext:value-type="string">
            <text:p>Já cursei a matéria MAC0422 (Sistemas Operacionais) e aprendemos POSIX Threads em C, então foi mais fácil paralelizar o programa.</text:p>
          </table:table-cell>
          <table:table-cell table:style-name="ce2" office:value-type="string" calcext:value-type="string">
            <text:p>Achei que o EP foi mais voltado para apresentar o paralelismo, e não desafiar realmente a parte de programação. Gostei também de ter que usar outros recursos, como GCE, para os testes.</text:p>
            <text:p>Os códigos disponibilizados pelo monitor também facilitaram bastante a paralelização e a execução dos testes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4-28T20:38:56.38" calcext:value-type="date">
            <text:p>4/28/2017 20:38:56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oncordo</text:p>
          </table:table-cell>
          <table:table-cell table:number-columns-repeated="3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4-29T11:10:34.885" calcext:value-type="date">
            <text:p>4/29/2017 11:10:35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Dis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4-30T02:27:24.777" calcext:value-type="date">
            <text:p>4/30/2017 2:27:25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2" table:style-name="ce2" office:value-type="string" calcext:value-type="string">
            <text:p>Para quem está tendo o primeiro contato com esta ferramenta, pode ser um pouco desafiador. No final, porém, o programa ficou bem pequeno. Dá receio de estar errado o código.</text:p>
          </table:table-cell>
          <table:table-cell table:number-columns-repeated="993"/>
        </table:table-row>
        <table:table-row table:style-name="ro1">
          <table:table-cell table:style-name="ce1" office:value-type="date" office:date-value="2017-04-30T12:41:14.902" calcext:value-type="date">
            <text:p>4/30/2017 12:41:15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OpenMP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4-30T13:58:14.097" calcext:value-type="date">
            <text:p>4/30/2017 13:58:14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2"/>
          <table:table-cell table:style-name="ce2" office:value-type="string" calcext:value-type="string">
            <text:p>Muito legal, a implementação não foi trabalhosa em nenhum dos casos mas a análise dos resultados e conclusões obtidas foram extremamente interessantes e bem vindas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4-30T14:53:35.493" calcext:value-type="date">
            <text:p>4/30/2017 14:53:35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Dis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Tive um pouco de dificuldades para entender como o OpenMP funciona, não sei se seria capaz de paralelizar problemas mais complexos com OpenMP</text:p>
          </table:table-cell>
          <table:table-cell table:style-name="ce2" office:value-type="string" calcext:value-type="string">
            <text:p>Por ja ter contato com POSIX Threads me senti mais a vontade para desenvolver com as pThreads.</text:p>
          </table:table-cell>
          <table:table-cell table:style-name="ce2" office:value-type="string" calcext:value-type="string">
            <text:p>Achei bem legal desenvolver o relatório e os testes, e, inclusive, fui surpreendidos pelos resultados gerados. 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1T15:17:41.616" calcext:value-type="date">
            <text:p>5/1/2017 15:17:42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Por ter faltado na aula deste dia (que foi só superficialmente explicada na aula anterior por falta de tempo) encontrei maior dificuldade em entender a dinâmica da utilização desta ferramenta. O slide por si só não foi auto-didático, pois requeria ter assistido a aula. Então encontrar material disponível na internet sobre essa ferramenta demandou um pouco mais de esforço do que trabalhar com o pthreads. Porém a sua aplicação foi muito mais simples pelo fato dela gerenciar automaticamente a varredura do laço, não necessitando criar uma função extra de uso de cada thread onde tinha que se passar os corretos parâmetros.</text:p>
          </table:table-cell>
          <table:table-cell table:style-name="ce2" office:value-type="string" calcext:value-type="string">
            <text:p>Foi bem interessante observar o ganho de desempenho conforme foi aumentando o número de threads. Obviamente se os dados manipulados por cada thread não fosse independente teria aumentado bem a complexidade para escrever o código necessário para realizar a tarefa. Esta ferramenta demandou um pouco mais de esforço para entender corretamente os parâmetros a serem enviados à chamada de cada thread.</text:p>
          </table:table-cell>
          <table:table-cell table:number-columns-repeated="993"/>
        </table:table-row>
        <table:table-row table:style-name="ro1">
          <table:table-cell table:style-name="ce1" office:value-type="date" office:date-value="2017-05-01T15:17:42.476" calcext:value-type="date">
            <text:p>5/1/2017 15:17:42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Por ter faltado na aula deste dia (que foi só superficialmente explicada na aula anterior por falta de tempo) encontrei maior dificuldade em entender a dinâmica da utilização desta ferramenta. O slide por si só não foi auto-didático, pois requeria ter assistido a aula. Então encontrar material disponível na internet sobre essa ferramenta demandou um pouco mais de esforço do que trabalhar com o pthreads. Porém a sua aplicação foi muito mais simples pelo fato dela gerenciar automaticamente a varredura do laço, não necessitando criar uma função extra de uso de cada thread onde tinha que se passar os corretos parâmetros.</text:p>
          </table:table-cell>
          <table:table-cell table:style-name="ce2" office:value-type="string" calcext:value-type="string">
            <text:p>Foi bem interessante observar o ganho de desempenho conforme foi aumentando o número de threads. Obviamente se os dados manipulados por cada thread não fosse independente teria aumentado bem a complexidade para escrever o código necessário para realizar a tarefa. Esta ferramenta demandou um pouco mais de esforço para entender corretamente os parâmetros a serem enviados à chamada de cada thread.</text:p>
          </table:table-cell>
          <table:table-cell table:number-columns-repeated="993"/>
        </table:table-row>
        <table:table-row table:style-name="ro1">
          <table:table-cell table:style-name="ce1" office:value-type="date" office:date-value="2017-05-01T18:01:03.46" calcext:value-type="date">
            <text:p>5/1/2017 18:01:03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number-columns-repeated="2"/>
          <table:table-cell table:style-name="ce2" office:value-type="string" calcext:value-type="string">
            <text:p>Foi muito interessante de ser feito, como minha primeira experiência com paralelismo, o problema proposto foi simples para ser resolvido mas suficiente para mostrar a diferença em desempenho de um programa em paralelo com relação a um sequencial. 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1T18:26:47.939" calcext:value-type="date">
            <text:p>5/1/2017 18:26:48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O ponto forte de OpenMP foi o rápido aprendizado e facilidade de paralelização. <text:s/>Por outro lado, o que acontecia por baixo dos panos no OpenMP não era tão obvio, até porque muitas vezes isso é dependente da implementação.</text:p>
          </table:table-cell>
          <table:table-cell table:style-name="ce2" office:value-type="string" calcext:value-type="string">
            <text:p>O sentimento ao desenvolver em PThreads era de maior controle sobre o que iria acontecer na execução do programa. Entretanto, a dificuldade é claramente maior. Em OpenMP implementamos a paralelização de um laço com um escalonador dinâmico em uma linha, enquanto que em PThreads precisamos de muito mais para se ter uma dinâmica parecida na paralelização.</text:p>
          </table:table-cell>
          <table:table-cell table:style-name="ce2" office:value-type="string" calcext:value-type="string">
            <text:p>O problema do EP era bem simples, e isso foi legal porque em poucas horas era possível ter uma solução que funcionava para o EP, e portanto tivemos bastante tempo para melhorar nossos códigos e testar variantes. A parte menos legal, na minha opinião, é automatizar a geração de gráficos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1T20:15:44.328" calcext:value-type="date">
            <text:p>5/1/2017 20:15:44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2"/>
          <table:table-cell table:style-name="ce2" office:value-type="string" calcext:value-type="string">
            <text:p>na minha opinião a parte mais trabalhosa do ep foi a organização e gerenciamentos dos resultados dos diversos experimentos executados. 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1T23:08:34.372" calcext:value-type="date">
            <text:p>5/1/2017 23:08:34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02T08:23:12.941" calcext:value-type="date">
            <text:p>5/2/2017 8:23:13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number-columns-repeated="6" table:style-name="ce2" office:value-type="string" calcext:value-type="string">
            <text:p>OpenMP</text:p>
          </table:table-cell>
          <table:table-cell table:number-columns-repeated="2"/>
          <table:table-cell table:style-name="ce2" office:value-type="string" calcext:value-type="string">
            <text:p>Minha base de comparação entre as bibliotecas é enviesada em benefício de POSIX Threads, principalmente por já ter utilizado a ferramenta anteriormente nos EPs da disciplina de Sistemas Operacionais. Em geral, o EP foi divertido e a análise dos dados coletados foi bem orientada pelo enunciado, gerando discussões e insights interessantes. Destaco a excelência dos códigos-fonte providos como base para as implementações e o relatório. Muito bom trabalho por parte do monitor!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2T15:48:25.766" calcext:value-type="date">
            <text:p>5/2/2017 15:48:26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3" table:style-name="ce2" office:value-type="string" calcext:value-type="string">
            <text:p>Concordo fortemen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Fácil demais mas acho que é isso mesmo.</text:p>
          </table:table-cell>
          <table:table-cell table:style-name="ce2" office:value-type="string" calcext:value-type="string">
            <text:p>Requeriu ler a documentação com atenção mas nada demais.</text:p>
          </table:table-cell>
          <table:table-cell table:style-name="ce2" office:value-type="string" calcext:value-type="string">
            <text:p>A produção do relatório e o processamento de dados foram responsáveis pela esmagadora maior parte do trabalho. A análise dos dados teve bastante intuição e achei que faltou mais experimento para corroborar os resultados que apontamos, portanto eu daria 5 para o meu trabalho, entretanto para melhorar a um nível ciêntifico de verdade levaria mais uma semana. Acho que vocês sabem disso e vão dar nota 10 por acharem que está bom o suficiente. 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2T17:22:05.974" calcext:value-type="date">
            <text:p>5/2/2017 17:22:06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OpenMP torna a tarefa de paralização bem mais simples, sem precisar entender muito do que está sendo por baixo dos panos. Porém tem uma perfomance inferior ao Pthreads.</text:p>
          </table:table-cell>
          <table:table-cell table:style-name="ce2" office:value-type="string" calcext:value-type="string">
            <text:p>PThreads é importante um conhecimento maior sobre o que está acontecendo para na fazer besteiras.</text:p>
          </table:table-cell>
          <table:table-cell table:style-name="ce2" office:value-type="string" calcext:value-type="string">
            <text:p>Muito importante, apenas colocaria uma série de exercícios mais simples para ser resolvido antes do EP, também colocaria algo que não fosse necessário o entendimento como é o caso do Mandelbrot para focar o aluno no que é importante para a matéria.</text:p>
            <text:p/>
          </table:table-cell>
          <table:table-cell table:number-columns-repeated="992"/>
        </table:table-row>
        <table:table-row table:style-name="ro1">
          <table:table-cell table:style-name="ce1" office:value-type="date" office:date-value="2017-05-02T17:22:12.981" calcext:value-type="date">
            <text:p>5/2/2017 17:22:13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02T18:03:22.37" calcext:value-type="date">
            <text:p>5/2/2017 18:03:22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Muito parecido com o sequencial</text:p>
          </table:table-cell>
          <table:table-cell table:style-name="ce2" office:value-type="string" calcext:value-type="string">
            <text:p>Um pouco trabalhoso para fazer, mas o resultado é muito bom</text:p>
          </table:table-cell>
          <table:table-cell table:style-name="ce2" office:value-type="string" calcext:value-type="string">
            <text:p>Bem divertido de ver como o paralelismo ajuda num cálculo que a princípio vem de um algoritmo sequencial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2T18:33:56.424" calcext:value-type="date">
            <text:p>5/2/2017 18:33:56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02T20:21:57.933" calcext:value-type="date">
            <text:p>5/2/2017 20:21:58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02T20:23:15.88" calcext:value-type="date">
            <text:p>5/2/2017 20:23:16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02T21:42:35.379" calcext:value-type="date">
            <text:p>5/2/2017 21:42:35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02T22:06:11.794" calcext:value-type="date">
            <text:p>5/2/2017 22:06:12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Dada à simplicidade relativa do desenvolvimento em OpenMP comparado à Pthreads, eu acredito que a abordagem foi suficiente.</text:p>
            <text:p>Quem sabe talvez pudéssemos ter aprofundado um pouco mais.</text:p>
          </table:table-cell>
          <table:table-cell table:style-name="ce2" office:value-type="string" calcext:value-type="string">
            <text:p>Para o desenvolvimento em POSIX Threads, eu acredito que um pouco da sincronização poderiam ser um pouco mais abordados já que estes foram a maior fonte de problemas que ocorreram conosco durante à execução do EP1.</text:p>
          </table:table-cell>
          <table:table-cell table:style-name="ce2" office:value-type="string" calcext:value-type="string">
            <text:p>Achei o EP1 muito interessante. Ele foi capaz de aliar parte dos conceitos teóricos com implementações práticas.</text:p>
            <text:p>Além disso, ele permitiu uma iteração direta com essas duas tecnologias, promovendo o aprendizado prático da disciplina.</text:p>
            <text:p>Infelizmente nosso processo de execução dos códigos na nuvem sofreu um pouco, em função de uma certa resistência inicial, além de alguns problemas relativos à criação da conta na GCE.</text:p>
            <text:p>Entendo que o prazo inicial de entrega já havia sido relativamente adequado e, aliado à extensão de uma semana, foi mais que suficiente. Mas sinto que, pelo menos no nosso caso em particular, poderíamos ter feito um trabalho/analise de uma qualidade muito melhor se houvesse um certo tempo extra.</text:p>
            <text:p>Assim, penso que uma boa sugestão para o futuro nesse sentido é o de disponibilizar o código do projeto diretamente associado à imagem na cloud, de preferencia em uma VM "hosteada" pela própria USP.</text:p>
            <text:p>Isso obrigaria os grupos à configurar a VM o mais rápido possível, evitando que alguns (leia-se eu) perdessem um tempo desnecessário na tentativa de execução dos testes em maquinas locais. (apesar de toda a orientação que foi passada para usar a GCE o quanto antes)</text:p>
            <text:p>Desconheço qual deve ser a estrutura ótima de distribuição de tópicos da matéria, mas talvez, uma outra sugestão fosse inverter à ordem dos EP's, permitindo que houvesse um tempo maior para uma analise mais elaborada.</text:p>
            <text:p>Finalizando, um detalhe que fez uma falta muito grande na minha opinião, foi o fato de não termos abordado nenhum (há exceção de uma breve olhada no perf) profiler de auxilio.</text:p>
            <text:p>Penso que talvez poderíamos passar meia/uma aula discutindo algumas das ferramentas que hoje são usadas. (como por exemplo Gprof, Valgrind, ...)</text:p>
            <text:p>Isso não só auxiliaria diretamente na questão da programação paralela, como também auxiliaria na programação como um todo, uma vez que a análise e a busca por melhoria de performance independe do programa ser paralelo e essas ferramentas tratam exatamente desse ponto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2T23:46:37.406" calcext:value-type="date">
            <text:p>5/2/2017 23:46:37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Parece muito simples e mágico mas da uns probleminhas </text:p>
          </table:table-cell>
          <table:table-cell table:style-name="ce2" office:value-type="string" calcext:value-type="string">
            <text:p>No começo é difícil de entender, mas é legal ter mais controle sobre a paralelização</text:p>
          </table:table-cell>
          <table:table-cell table:style-name="ce2" office:value-type="string" calcext:value-type="string">
            <text:p>Fazer o relatório foi chato e trabalhoso, mas importante pra pensar sobre o que fizemos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3T00:08:28.936" calcext:value-type="date">
            <text:p>5/3/2017 0:08:29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Simples de usar</text:p>
          </table:table-cell>
          <table:table-cell table:style-name="ce2" office:value-type="string" calcext:value-type="string">
            <text:p>Temos maior controle sobre os processos e como queremos paralelizá-los</text:p>
          </table:table-cell>
          <table:table-cell table:style-name="ce2" office:value-type="string" calcext:value-type="string">
            <text:p>Divertido. A programação foi fácil, mas exigia o conhecimento de bastante tecnologias para as outras atividades (o que foi muito interessante). </text:p>
            <text:p/>
            <text:p>O conjunto da obra deu bastante trabalho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3T00:09:14.885" calcext:value-type="date">
            <text:p>5/3/2017 0:09:15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number-columns-repeated="3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03T00:22:13.383" calcext:value-type="date">
            <text:p>5/3/2017 0:22:13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number-columns-repeated="2"/>
          <table:table-cell table:style-name="ce2" office:value-type="string" calcext:value-type="string">
            <text:p>Pelas perguntas acima parece que era exigido paralelizar os dois laços aninhados; não entendi o porquê nem li isto no enunciado do EP. Além disso, na minha experiência, a *maior* parte do tempo gasto no EP1 foi no tratamento dos dados coletados e processamento deles (no meu caso, em Python) e isto foi bastante chato. Eu sei *e* concordo que é um aprendizado bastante útil, entretanto sinto que poderíamos ter mergulhado em questões sobre paralelismo e concorrência com muito mais intensidade trazendo ganhos reais nesta área do conhecimento. Sinto que muito pouco foi exigido no que diz respeito ao *nome* e foco da disciplina e acho isto uma pena. Exigir um aprendizado operacional *em detrimento* de um aprendizado conceitual é, ao meu ver, uma troca pobre. Não obstante, ainda mantendo minha opinião citada, gostei de mexer no Google Cloud Platform e de estudar os dados gerados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04T09:42:39.245" calcext:value-type="date">
            <text:p>5/4/2017 9:42:39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Discordo</text:p>
          </table:table-cell>
          <table:table-cell table:number-columns-repeated="3"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Tive problemas em rodar um programa com OpenMP no mac, pois o gcc que o mac instala automaticamente (pelo Xcode) não tem suporte a OpenMP. Ao instalar a versão 6 do gcc, houve um problema com a variável PATH, e ao pesquisar melhor foi me recomendado abaixar para a versão 5. No entanto na versão 5 parece que há um problema com o assembler para essa versão e também não consegui compilar direito. Então voltei para a versão 6 e resolvi o problema da PATH. </text:p>
            <text:p>O que quero dizer é que não foi tão fácil de configurar o meu ambiente para ter suporte a openmp.</text:p>
          </table:table-cell>
          <table:table-cell table:number-columns-repeated="994"/>
        </table:table-row>
        <table:table-row table:style-name="ro1">
          <table:table-cell table:style-name="ce1" office:value-type="date" office:date-value="2017-05-05T21:41:47.615" calcext:value-type="date">
            <text:p>5/5/2017 21:41:48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 fortemen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14T14:46:53.736" calcext:value-type="date">
            <text:p>5/14/2017 14:46:54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3" table:style-name="ce2" office:value-type="string" calcext:value-type="string">
            <text:p>Discord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3" table:style-name="ce2" office:value-type="string" calcext:value-type="string">
            <text:p>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Bom e mais simples</text:p>
          </table:table-cell>
          <table:table-cell table:style-name="ce2" office:value-type="string" calcext:value-type="string">
            <text:p>Muitos detalhes tive mais dificuldades com a ferramentas</text:p>
          </table:table-cell>
          <table:table-cell table:style-name="ce2" office:value-type="string" calcext:value-type="string">
            <text:p>Muito bom, pois é possível aprender novas técnicas e novas tecnologia na Pratica.</text:p>
          </table:table-cell>
          <table:table-cell table:number-columns-repeated="992"/>
        </table:table-row>
        <table:table-row table:style-name="ro1">
          <table:table-cell table:style-name="ce1" office:value-type="date" office:date-value="2017-05-16T01:04:18.243" calcext:value-type="date">
            <text:p>5/16/2017 1:04:18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2" table:style-name="ce2" office:value-type="string" calcext:value-type="string">
            <text:p>OpenMP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16T09:52:17.283" calcext:value-type="date">
            <text:p>5/16/2017 9:52:17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22T22:14:30.186" calcext:value-type="date">
            <text:p>5/22/2017 22:14:30</text:p>
          </table:table-cell>
          <table:table-cell table:style-name="ce2" office:value-type="string" calcext:value-type="string">
            <text:p>Permito o uso dos dados anonimizados que forneço neste questionário em pesquisa sobre o ensino e a facilidade de uso das tecnologias OpenMP e POSIX Threads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5" meta:object-count="0"/>
    <meta:generator>LibreOfficeDev/5.1.0.3$Linux_X86_64 LibreOffice_project/</meta:generator>
  </office:meta>
</office:document-meta>
</file>